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0b2d" officeooo:paragraph-rsid="00130b2d"/>
    </style:style>
    <style:style style:name="P2" style:family="paragraph" style:parent-style-name="Standard">
      <style:text-properties officeooo:rsid="00135512" officeooo:paragraph-rsid="00135512"/>
    </style:style>
    <style:style style:name="P3" style:family="paragraph" style:parent-style-name="Standard">
      <style:text-properties officeooo:rsid="0014b5ad" officeooo:paragraph-rsid="0014b5ad"/>
    </style:style>
    <style:style style:name="T1" style:family="text">
      <style:text-properties officeooo:rsid="00135512"/>
    </style:style>
    <style:style style:name="T2" style:family="text">
      <style:text-properties officeooo:rsid="001670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Invasion: From the Stone age to the norman conquest.</text:p>
      <text:p text:style-name="P1"/>
      <text:p text:style-name="P1">2) Middle ages:</text:p>
      <text:p text:style-name="P1">G. Chaucer (The canterbury tales) <text:s/><text:span text:style-name="T1">}</text:span></text:p>
      <text:p text:style-name="P1">Beawolf (the wife bath) <text:s text:c="19"/>--<text:span text:style-name="T1">&gt; <text:s/>written in verses.</text:span></text:p>
      <text:p text:style-name="P1">The ballad (Lord Randal). <text:s text:c="14"/><text:span text:style-name="T1">}</text:span></text:p>
      <text:p text:style-name="P1"/>
      <text:p text:style-name="P2">3) Renaissance:</text:p>
      <text:p text:style-name="P2">Shakespear (poetry and drama)</text:p>
      <text:p text:style-name="P2">poetry: sonnets</text:p>
      <text:p text:style-name="P2">drama: romeo and juliet, Hamlet.</text:p>
      <text:p text:style-name="P2"/>
      <text:p text:style-name="P3">4) XVIII Century: Newton (Scientific approach)</text:p>
      <text:p text:style-name="P3"/>
      <text:p text:style-name="P3">5) Augustan (illuminismo):</text:p>
      <text:p text:style-name="P3">D. Defoe (robinson crusoe, the first novel) <text:s/></text:p>
      <text:p text:style-name="P3">J. Swift (Gulliver's travel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55S</meta:editing-duration>
    <meta:editing-cycles>3</meta:editing-cycles>
    <meta:generator>LibreOffice/5.2.1.2$Windows_x86 LibreOffice_project/31dd62db80d4e60af04904455ec9c9219178d620</meta:generator>
    <dc:date>2017-09-21T11:56:04.064000000</dc:date>
    <meta:document-statistic meta:table-count="0" meta:image-count="0" meta:object-count="0" meta:page-count="1" meta:paragraph-count="13" meta:word-count="66" meta:character-count="450" meta:non-whitespace-character-count="361"/>
    <meta:user-defined meta:name="Info 1"/>
    <meta:user-defined meta:name="Info 2"/>
    <meta:user-defined meta:name="Info 3"/>
    <meta:user-defined meta:name="Info 4"/>
  </office:meta>
</office:document-meta>
</file>